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EventResultBuilder.setStAXResult( StAX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EventResultBuild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EventResultBuild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EventResultBuilde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EventResultBuilder.characters( Characters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entityReference( EntityReferenc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EventResultBuild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setIgnoringCharacters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startDocument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EventResultBuilder.characters( XMLString tex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buteIterator.AttributeIterator( XMLAttributes attribute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EventResultBuilder.startElement( QName element , XMLAttributes attributes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space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XEventResultBuilder.processingInstruction( ProcessingInstruction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getAttributeIterator( XMLAttributes attributes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endDocument( EndDocu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EventResultBuilder.processingInstruction( XMLStream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EventResultBuilder.endDocument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EventResultBuild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EventResultBuilder.comment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EventResultBuilder.getNamespace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EventResultBuild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EventResultBuild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endElement( QName elemen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XEventResultBuilder.cdata( Characters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startDocument( StartDocu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doctypeDecl( DT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entityReference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EventResultBuild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EventResultBuild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EventResultBuilder.comment( Com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EventResultBuild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EventResultBuil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ResultBuilder.StAXEventResultBuilder( StAXValidatorHelper helper , JAXPNamespaceContextWrapper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spaceIterator.NamespaceIterator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